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gency FB" svg:font-family="'Agency FB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style:writing-mode="lr-tb"/>
      <style:text-properties style:font-name="Agency FB" fo:font-size="12pt" fo:font-weight="bold" style:font-size-asian="12pt" style:font-weight-asian="bold" style:font-size-complex="12pt" style:font-weight-complex="bold"/>
    </style:style>
    <style:style style:name="P2" style:family="paragraph">
      <style:paragraph-properties fo:text-align="justify" style:justify-single-word="false" style:writing-mode="lr-tb"/>
      <style:text-properties style:font-name="Agency FB" fo:font-weight="bold" officeooo:paragraph-rsid="001a5ad4" style:font-weight-asian="bold" style:font-weight-complex="bold"/>
    </style:style>
    <style:style style:name="P3" style:family="paragraph">
      <style:paragraph-properties fo:text-align="justify" style:justify-single-word="false" style:writing-mode="lr-tb"/>
      <style:text-properties style:font-name="Agency FB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1a5ad4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4">PALESTRA NO TED DE GUY KAWASAKI, Fonte: </text:span><text:span text:style-name="Internet_20_link"><text:span text:style-name="T4">https://www.youtube.com/watch?v=Mtjatz9r-Vc</text:span></text:span></text:p>
      <text:p text:style-name="P1"/>
      <text:p text:style-name="P1">- 10 DICAS SOBRE COMO TER PENSAMENTO CRIA<text:span text:style-name="T2">TIVO </text:span>– A ARTE DA INOVAÇÃO.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gency FB" svg:font-family="'Agency FB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dee6ef" style:writing-mode="lr-tb" draw:fill="solid" draw:fill-color="#dee6e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dee6ef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7-23T11:32:31.364000000</meta:creation-date>
    <dc:date>2023-07-23T11:37:41.593000000</dc:date>
    <meta:editing-duration>PT5M10S</meta:editing-duration>
    <meta:editing-cycles>1</meta:editing-cycles>
    <meta:document-statistic meta:table-count="0" meta:image-count="0" meta:object-count="0" meta:page-count="1" meta:paragraph-count="2" meta:word-count="20" meta:character-count="150" meta:non-whitespace-character-count="131"/>
    <meta:generator>LibreOffice/7.1.5.2$Windows_X86_64 LibreOffice_project/85f04e9f809797b8199d13c421bd8a2b025d52b5</meta:generator>
  </office:meta>
</office:document-meta>
</file>